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23/settings.xml" manifest:media-type="text/xml"/>
  <manifest:file-entry manifest:full-path="Object 823/content.xml" manifest:media-type="text/xml"/>
  <manifest:file-entry manifest:full-path="Object 823/Configurations2/" manifest:media-type="application/vnd.sun.xml.ui.configuration"/>
  <manifest:file-entry manifest:full-path="Object 823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content.xml" manifest:media-type="text/xml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723/content.xml" manifest:media-type="text/xml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settings.xml" manifest:media-type="text/xml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884/settings.xml" manifest:media-type="text/xml"/>
  <manifest:file-entry manifest:full-path="Object 884/Configurations2/" manifest:media-type="application/vnd.sun.xml.ui.configuration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settings.xml" manifest:media-type="text/xml"/>
  <manifest:file-entry manifest:full-path="Object 898/content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7/settings.xml" manifest:media-type="text/xml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Configurations2/" manifest:media-type="application/vnd.sun.xml.ui.configuration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style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89/settings.xml" manifest:media-type="text/xml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66/settings.xml" manifest:media-type="text/xml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meta.xml" manifest:media-type="text/xml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tent.xml" manifest:media-type="text/xml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settings.xml" manifest:media-type="text/xml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892" manifest:media-type="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05" manifest:media-type=""/>
  <manifest:file-entry manifest:full-path="ObjectReplacements/Object 37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880/content.xml" manifest:media-type="text/xml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tent.xml" manifest:media-type="text/xml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tent.xml" manifest:media-type="text/xml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752/settings.xml" manifest:media-type="text/xml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settings.xml" manifest:media-type="text/xml"/>
  <manifest:file-entry manifest:full-path="Object 831/content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" manifest:version="1.3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Thumbnails/thumbnail.png" manifest:media-type="image/png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604cm" svg:x2="5.25cm" svg:y2="21.5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8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354cm" svg:y="21.7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2cm" svg:x2="4.0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482cm" svg:y="8.8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5cm" svg:y1="6.25cm" svg:x2="15.45cm" svg:y2="5.55cm">
          <text:p/>
        </draw:line>
        <draw:line draw:style-name="gr84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75cm" svg:y1="17.75cm" svg:x2="6cm" svg:y2="16.7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5cm" svg:y1="22.75cm" svg:x2="6cm" svg:y2="23.75cm">
          <text:p/>
        </draw:line>
        <draw:frame draw:style-name="gr81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251cm" svg:y1="6.501cm" svg:x2="3.251cm" svg:y2="8.151cm">
          <text:p/>
        </draw:line>
        <draw:line draw:style-name="gr76" draw:text-style-name="P3" draw:layer="layout" svg:x1="1.5cm" svg:y1="6.35cm" svg:x2="3.5cm" svg:y2="6.35cm">
          <text:p/>
        </draw:line>
        <draw:line draw:style-name="gr76" draw:text-style-name="P3" draw:layer="layout" svg:x1="1.55cm" svg:y1="6.6cm" svg:x2="2.3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22T15:03:27.018734162</dc:date>
    <meta:editing-duration>P5DT5H25M5S</meta:editing-duration>
    <meta:editing-cycles>489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1871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